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ans" svg:font-family="LiberationSans" style:font-family-generic="swiss"/>
    <style:font-face style:name="Times New Roman2" svg:font-family="'Times New Roman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Sans1" svg:font-family="LiberationSans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3.7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" style:family="graphic" style:parent-style-name="standard">
      <style:graphic-properties svg:stroke-width="0.102cm" svg:stroke-color="#ff0000" draw:marker-start="" draw:marker-start-width="0.152cm" draw:marker-end-width="0.356cm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="" draw:marker-start-width="0.203cm" draw:marker-end="" draw:marker-end-width="0.203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9.451cm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25cm" fo:min-width="5.5cm"/>
      <style:paragraph-properties style:writing-mode="lr-tb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13.5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52.75cm" fo:min-width="5.5cm"/>
      <style:paragraph-properties style:writing-mode="lr-tb"/>
    </style:style>
    <style:style style:name="gr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8.5cm"/>
      <style:paragraph-properties style:writing-mode="lr-tb"/>
    </style:style>
    <style:style style:name="gr10" style:family="graphic" style:parent-style-name="standard">
      <style:graphic-properties draw:opacity="10%" draw:textarea-horizontal-align="justify" draw:textarea-vertical-align="top" draw:auto-grow-height="false" fo:min-height="6.95cm" fo:min-width="13.5cm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42cm" fo:min-width="4.5cm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742cm" fo:min-width="6.3cm"/>
      <style:paragraph-properties style:writing-mode="lr-tb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75cm" fo:min-width="5.5cm"/>
      <style:paragraph-properties style:writing-mode="lr-tb"/>
    </style:style>
    <style:style style:name="gr14" style:family="graphic" style:parent-style-name="standard">
      <style:graphic-properties svg:stroke-width="0.102cm" svg:stroke-color="#666666" draw:marker-start="Arrow" draw:marker-start-width="0.36cm" draw:marker-end="" draw:marker-end-width="0.36cm" draw:textarea-vertical-align="top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666666" draw:marker-start="Arrow" draw:marker-start-width="0.36cm" draw:marker-end="" draw:marker-end-width="0.36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5.5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3.5cm"/>
      <style:paragraph-properties style:writing-mode="lr-tb"/>
    </style:style>
    <style:style style:name="gr1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4.8cm"/>
      <style:paragraph-properties style:writing-mode="lr-tb"/>
    </style:style>
    <style:style style:name="gr1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25cm" fo:min-width="3.5cm"/>
      <style:paragraph-properties style:writing-mode="lr-tb"/>
    </style:style>
    <style:style style:name="gr20" style:family="graphic" style:parent-style-name="standard">
      <style:graphic-properties svg:stroke-width="0.102cm" svg:stroke-color="#666666" draw:marker-start="Arrow" draw:marker-start-width="0.36cm" draw:marker-end="" draw:marker-end-width="0.36cm" draw:textarea-vertical-align="botto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5.5cm"/>
      <style:paragraph-properties style:writing-mode="lr-tb"/>
    </style:style>
    <style:style style:name="gr22" style:family="graphic" style:parent-style-name="objectwithoutfill">
      <style:graphic-properties svg:stroke-width="0.106cm" svg:stroke-color="#808080" draw:marker-start="Arrow" draw:marker-start-width="0.366cm" draw:marker-end="" draw:marker-end-width="0.366cm" draw:fill="solid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808080" draw:marker-start="Arrow" draw:marker-start-width="0.311cm" draw:marker-end="" draw:marker-end-width="0.311cm" draw:fill="solid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3.5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cm" svg:stroke-color="#000000" draw:marker-start="Arrow" draw:marker-start-width="0.051cm" draw:marker-start-center="false" draw:marker-end="Arrow" draw:marker-end-width="0.051cm" draw:marker-end-center="false" draw:fill="solid" draw:fill-color="#cccccc" draw:textarea-horizontal-align="justify" draw:textarea-vertical-align="middle" draw:auto-grow-height="false" fo:min-height="2.75cm" fo:min-width="4.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75cm" fo:min-width="4.5cm"/>
      <style:paragraph-properties style:writing-mode="lr-tb"/>
    </style:style>
    <style:style style:name="gr29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5.5cm"/>
      <style:paragraph-properties style:writing-mode="lr-tb"/>
    </style:style>
    <style:style style:name="gr30" style:family="graphic" style:parent-style-name="standard">
      <style:graphic-properties draw:fill-color="#b2b2b2" draw:textarea-vertical-align="middle"/>
      <style:paragraph-properties style:writing-mode="lr-tb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2.5cm"/>
      <style:paragraph-properties style:writing-mode="lr-tb"/>
    </style:style>
    <style:style style:name="gr32" style:family="graphic" style:parent-style-name="standard">
      <style:graphic-properties svg:stroke-color="#000000" draw:fill-color="#cccccc" draw:textarea-horizontal-align="justify" draw:textarea-vertical-align="middle" draw:auto-grow-height="false" fo:min-height="0.75cm" fo:min-width="2.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cm" svg:stroke-color="#000000" draw:marker-start="Arrow" draw:marker-start-width="0.051cm" draw:marker-start-center="false" draw:marker-end="Arrow" draw:marker-end-width="0.051cm" draw:marker-end-center="false" draw:fill="solid" draw:fill-color="#cccccc" draw:textarea-horizontal-align="justify" draw:textarea-vertical-align="middle" draw:auto-grow-height="false" fo:min-height="2.75cm" fo:min-width="4.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6" style:family="graphic" style:parent-style-name="standard">
      <style:graphic-properties svg:stroke-width="0.102cm" svg:stroke-color="#666666" draw:marker-start="" draw:marker-start-width="0.36cm" draw:marker-end="Arrowheads_20_1" draw:marker-end-width="0.36cm" draw:textarea-vertical-align="bottom" fo:padding-top="0.176cm" fo:padding-bottom="0.176cm" fo:padding-left="0.301cm" fo:padding-right="0.301cm"/>
      <style:paragraph-properties style:writing-mode="lr-tb"/>
    </style:style>
    <style:style style:name="gr3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4.5cm"/>
      <style:paragraph-properties style:writing-mode="lr-tb"/>
    </style:style>
    <style:style style:name="gr3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75cm" fo:min-width="4.5cm"/>
      <style:paragraph-properties style:writing-mode="lr-tb"/>
    </style:style>
    <style:style style:name="gr39" style:family="graphic" style:parent-style-name="standard">
      <style:graphic-properties svg:stroke-color="#000000" draw:fill-color="#cccccc" draw:textarea-horizontal-align="justify" draw:textarea-vertical-align="middle" draw:auto-grow-height="false" fo:min-height="6.75cm" fo:min-width="5.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45cm" fo:min-width="0cm"/>
      <style:paragraph-properties style:writing-mode="lr-tb"/>
    </style:style>
    <style:style style:name="gr42" style:family="graphic" style:parent-style-name="standard">
      <style:graphic-properties svg:stroke-width="0.102cm" svg:stroke-color="#666666" draw:marker-start="Arrowheads_20_1" draw:marker-start-width="0.36cm" draw:marker-end="Arrowheads_20_1" draw:marker-end-width="0.36cm" draw:textarea-vertical-align="top" fo:padding-top="0.176cm" fo:padding-bottom="0.176cm" fo:padding-left="0.301cm" fo:padding-right="0.301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45cm" fo:min-width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45cm" fo:min-width="0cm"/>
      <style:paragraph-properties style:writing-mode="lr-tb"/>
    </style:style>
    <style:style style:name="gr46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4.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aa95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tyle="normal" style:font-style-asian="normal" style:font-style-complex="normal"/>
    </style:style>
    <style:style style:name="P7" style:family="paragraph">
      <loext:graphic-properties draw:fill-color="#cccccc"/>
      <style:paragraph-properties fo:text-align="center" style:writing-mode="lr-tb"/>
    </style:style>
    <style:style style:name="P8" style:family="paragraph">
      <loext:graphic-properties draw:opacity="10%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paragraph-properties fo:margin-top="0cm" fo:margin-bottom="0.229cm" fo:text-align="center"/>
      <style:text-properties style:text-position="0% 100%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top="0cm" fo:margin-bottom="0.229cm" fo:text-align="end"/>
    </style:style>
    <style:style style:name="P13" style:family="paragraph">
      <style:paragraph-properties fo:margin-top="0cm" fo:margin-bottom="0.229cm" fo:text-align="end"/>
      <style:text-properties style:text-position="0% 100%"/>
    </style:style>
    <style:style style:name="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.229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.229cm" fo:line-height="100%" fo:text-align="center" fo:text-indent="0cm"/>
    </style:style>
    <style:style style:name="P18" style:family="paragraph">
      <loext:graphic-properties draw:fill-color="#b2b2b2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1" loext:opacity="100%" style:text-outline="false" style:text-line-through-style="none" style:text-line-through-type="none" style:font-name="Times New Roman2" fo:font-size="4.5pt" fo:font-style="normal" fo:text-shadow="none" style:text-underline-style="none" fo:font-weight="normal" style:letter-kerning="true" style:font-name-asian="Times New Roman2" style:font-size-asian="4.5pt" style:font-style-asian="normal" style:font-weight-asian="normal" style:font-name-complex="Times New Roman2" style:font-size-complex="2.5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OWER DISTRIBUTION" draw:style-name="dp1" draw:master-page-name="Default">
        <draw:custom-shape draw:style-name="gr1" draw:text-style-name="P3" xml:id="id2" draw:id="id2" draw:layer="layout" svg:width="6cm" svg:height="4cm" svg:x="18.399cm" svg:y="5cm">
          <text:p text:style-name="P1"><text:span text:style-name="T1">DC/DC</text:span> (BUCK)</text:p>
          <text:p text:style-name="P1">9 – 42 VDC IN</text:p>
          <text:p text:style-name="P1"><text:span text:style-name="T2">12 VDC</text:span> OUT</text:p>
          <text:p text:style-name="P1">24 W</text:p>
          <text:p text:style-name="P2">(LMZ14202)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6cm" svg:height="4cm" svg:x="18.405cm" svg:y="11cm">
          <draw:glue-point draw:id="4" svg:x="-5.001cm" svg:y="2.5cm"/>
          <text:p text:style-name="P2"><text:span text:style-name="T1">DC/DC</text:span> (BUCK)</text:p>
          <text:p text:style-name="P2">9 – 42 VDC IN</text:p>
          <text:p text:style-name="P2"><text:span text:style-name="T2">5 VDC</text:span> OUT</text:p>
          <text:p text:style-name="P2">15 W</text:p>
          <text:p text:style-name="P2">(LMZ14203)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6cm" svg:height="4cm" svg:x="18.405cm" svg:y="17cm">
          <text:p text:style-name="P1"><text:span text:style-name="T1">DC/DC</text:span> (BUCK)</text:p>
          <text:p text:style-name="P1">9 – 42 VDC IN</text:p>
          <text:p text:style-name="P1"><text:span text:style-name="T2">3.3 VDC</text:span> OUT</text:p>
          <text:p text:style-name="P1">3.3 W</text:p>
          <text:p text:style-name="P1">(LMZ14201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1cm" draw:transform="rotate (1.5709708597201) translate (25.4cm 9cm)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cm" svg:height="1cm" draw:transform="rotate (1.5709708597201) translate (16.4cm 9cm)"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4cm" svg:height="1cm" draw:transform="rotate (1.5709708597201) translate (25.405cm 15cm)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cm" svg:height="1cm" draw:transform="rotate (1.5709708597201) translate (25.406cm 21cm)"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4cm" svg:y1="7cm" svg:x2="18.399cm" svg:y2="7cm" draw:start-shape="id1" draw:start-glue-point="2" draw:end-shape="id2" draw:end-glue-point="3" svg:d="M17400 7000h999" svg:viewBox="0 0 1000 1">
          <text:p/>
        </draw:connector>
        <draw:connector draw:style-name="gr3" draw:text-style-name="P4" draw:layer="layout" svg:x1="24.399cm" svg:y1="7cm" svg:x2="25.4cm" svg:y2="7cm" draw:start-shape="id2" draw:start-glue-point="1" draw:end-shape="id3" draw:end-glue-point="0" svg:d="M24399 7000h1001" svg:viewBox="0 0 1002 1">
          <text:p/>
        </draw:connector>
        <draw:connector draw:style-name="gr3" draw:text-style-name="P4" draw:layer="layout" svg:x1="24.405cm" svg:y1="13cm" svg:x2="25.405cm" svg:y2="13cm" draw:start-shape="id4" draw:start-glue-point="1" draw:end-shape="id5" draw:end-glue-point="0" svg:d="M24405 13000h1000" svg:viewBox="0 0 1001 1">
          <text:p/>
        </draw:connector>
        <draw:connector draw:style-name="gr3" draw:text-style-name="P4" draw:layer="layout" svg:x1="24.405cm" svg:y1="19cm" svg:x2="25.406cm" svg:y2="19cm" draw:start-shape="id6" draw:start-glue-point="1" draw:end-shape="id7" draw:end-glue-point="0" svg:d="M24405 19000h1001" svg:viewBox="0 0 1002 1">
          <text:p/>
        </draw:connector>
        <draw:connector draw:style-name="gr3" draw:text-style-name="P4" draw:layer="layout" svg:x1="26.406cm" svg:y1="19cm" svg:x2="28cm" svg:y2="19cm" draw:start-shape="id7" draw:start-glue-point="2" draw:end-shape="id8" draw:end-glue-point="0" svg:d="M26406 19000h1594" svg:viewBox="0 0 1595 1">
          <text:p/>
        </draw:connector>
        <draw:connector draw:style-name="gr3" draw:text-style-name="P4" draw:layer="layout" svg:x1="26.4cm" svg:y1="7cm" svg:x2="28cm" svg:y2="7cm" draw:start-shape="id3" draw:start-glue-point="2" draw:end-shape="id9" draw:end-glue-point="0" svg:d="M26400 7000h1600" svg:viewBox="0 0 1601 1">
          <text:p/>
        </draw:connector>
        <draw:connector draw:style-name="gr3" draw:text-style-name="P4" draw:layer="layout" draw:line-skew="4.751cm" svg:x1="12.202cm" svg:y1="13.004cm" svg:x2="16.4cm" svg:y2="7cm" draw:start-shape="id10" draw:start-glue-point="2" draw:end-shape="id1" draw:end-glue-point="0" svg:d="M12202 13004h-2v-6004h4200" svg:viewBox="0 0 4201 6005">
          <text:p/>
        </draw:connector>
        <draw:connector draw:style-name="gr4" draw:text-style-name="P4" draw:layer="layout" draw:line-skew="0.499cm" svg:x1="21.405cm" svg:y1="15cm" svg:x2="25.905cm" svg:y2="15cm" draw:start-shape="id4" draw:start-glue-point="2" draw:end-shape="id5" draw:end-glue-point="3" svg:d="M21405 15000v1000h4500v-1000" svg:viewBox="0 0 4501 1001">
          <text:p/>
        </draw:connector>
        <draw:connector draw:style-name="gr4" draw:text-style-name="P4" draw:layer="layout" draw:line-skew="0.499cm" svg:x1="25.906cm" svg:y1="21cm" svg:x2="21.405cm" svg:y2="21cm" draw:start-shape="id7" draw:start-glue-point="3" draw:end-shape="id6" draw:end-glue-point="2" svg:d="M25906 21000v1000h-4501v-1000" svg:viewBox="0 0 4502 1001">
          <text:p/>
        </draw:connector>
        <draw:connector draw:style-name="gr4" draw:text-style-name="P4" draw:layer="layout" draw:line-skew="0.499cm" svg:x1="21.399cm" svg:y1="9cm" svg:x2="16.9cm" svg:y2="9cm" draw:start-shape="id2" draw:start-glue-point="2" draw:end-shape="id1" draw:end-glue-point="3" svg:d="M21399 9000v1000h-4499v-1000" svg:viewBox="0 0 4500 1001">
          <text:p/>
        </draw:connector>
        <draw:custom-shape draw:style-name="gr2" draw:text-style-name="P2" xml:id="id9" draw:id="id9" draw:layer="layout" svg:width="4cm" svg:height="1cm" draw:transform="rotate (1.5709708597201) translate (28cm 9cm)">
          <text:p text:style-name="P2">ES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0.499cm" svg:x1="25.9cm" svg:y1="9cm" svg:x2="28.5cm" svg:y2="9cm" draw:start-shape="id3" draw:start-glue-point="3" draw:end-shape="id9" draw:end-glue-point="3" svg:d="M25900 9000v1000h2600v-1000" svg:viewBox="0 0 2601 1001">
          <text:p/>
        </draw:connector>
        <draw:custom-shape draw:style-name="gr2" draw:text-style-name="P2" xml:id="id11" draw:id="id11" draw:layer="layout" svg:width="4cm" svg:height="1cm" draw:transform="rotate (1.5709708597201) translate (16.406cm 15.002cm)">
          <draw:glue-point draw:id="4" svg:x="4.945cm" svg:y="2.495cm"/>
          <draw:glue-point draw:id="5" svg:x="-5.014cm" svg:y="2.495cm"/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7.406cm" svg:y1="13.002cm" svg:x2="18.405cm" svg:y2="13.002cm" draw:start-shape="id11" draw:start-glue-point="2" svg:d="M17406 13002h999" svg:viewBox="0 0 1000 1">
          <text:p/>
        </draw:connector>
        <draw:custom-shape draw:style-name="gr2" draw:text-style-name="P2" xml:id="id12" draw:id="id12" draw:layer="layout" svg:width="4cm" svg:height="1cm" draw:transform="rotate (1.5709708597201) translate (16.406cm 21.002cm)"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7.406cm" svg:y1="19.002cm" svg:x2="18.405cm" svg:y2="19.002cm" draw:start-shape="id12" draw:start-glue-point="2" svg:d="M17406 19002h999" svg:viewBox="0 0 1000 1">
          <text:p/>
        </draw:connector>
        <draw:connector draw:style-name="gr4" draw:text-style-name="P4" draw:layer="layout" draw:line-skew="0.497cm" svg:x1="21.405cm" svg:y1="15cm" svg:x2="16.906cm" svg:y2="15.002cm" draw:start-shape="id4" draw:start-glue-point="2" draw:end-shape="id11" draw:end-glue-point="3" svg:d="M21405 15000v1000h-4499v-998" svg:viewBox="0 0 4500 1001">
          <text:p/>
        </draw:connector>
        <draw:connector draw:style-name="gr4" draw:text-style-name="P4" draw:layer="layout" draw:line-skew="0.499cm" svg:x1="25.9cm" svg:y1="9cm" svg:x2="21.399cm" svg:y2="9cm" draw:start-shape="id3" draw:start-glue-point="3" draw:end-shape="id2" draw:end-glue-point="2" svg:d="M25900 9000v1000h-4501v-1000" svg:viewBox="0 0 4502 1001">
          <text:p/>
        </draw:connector>
        <draw:connector draw:style-name="gr4" draw:text-style-name="P4" draw:layer="layout" draw:line-skew="0.497cm" svg:x1="21.405cm" svg:y1="21cm" svg:x2="16.906cm" svg:y2="21.002cm" draw:start-shape="id6" draw:start-glue-point="2" draw:end-shape="id12" draw:end-glue-point="3" svg:d="M21405 21000v1000h-4499v-998" svg:viewBox="0 0 4500 1001">
          <text:p/>
        </draw:connector>
        <draw:connector draw:style-name="gr4" draw:text-style-name="P4" draw:layer="layout" draw:line-skew="0cm -0.503cm 0.497cm" svg:x1="16.9cm" svg:y1="9cm" svg:x2="16.906cm" svg:y2="15.002cm" draw:start-shape="id1" draw:start-glue-point="3" draw:end-shape="id11" draw:end-glue-point="3" svg:d="M16900 9000v1001h-1500v5999h1506v-998" svg:viewBox="0 0 1507 7001">
          <text:p/>
        </draw:connector>
        <draw:connector draw:style-name="gr3" draw:text-style-name="P4" draw:layer="layout" svg:x1="8cm" svg:y1="7.006cm" svg:x2="16.406cm" svg:y2="13.002cm" draw:start-shape="id13" draw:start-glue-point="9" draw:end-shape="id11" draw:end-glue-point="0" svg:d="M8000 7006h4202v5996h4204" svg:viewBox="0 0 8407 5997">
          <text:p/>
        </draw:connector>
        <draw:connector draw:style-name="gr4" draw:text-style-name="P4" draw:layer="layout" draw:line-skew="0cm -2.506cm 0.497cm" svg:x1="16.906cm" svg:y1="15.002cm" svg:x2="16.906cm" svg:y2="21.002cm" draw:start-shape="id11" draw:start-glue-point="3" draw:end-shape="id12" draw:end-glue-point="3" svg:d="M16906 15002v1000h-1506v5998h1506v-998" svg:viewBox="0 0 1507 6999">
          <text:p/>
        </draw:connector>
        <draw:connector draw:style-name="gr3" draw:text-style-name="P4" xml:id="id10" draw:id="id10" draw:layer="layout" svg:x1="8cm" svg:y1="7.006cm" svg:x2="16.406cm" svg:y2="19.002cm" draw:start-shape="id13" draw:start-glue-point="9" draw:end-shape="id12" draw:end-glue-point="0" svg:d="M8000 7006h4202v11996h4204" svg:viewBox="0 0 8407 11997">
          <text:p/>
        </draw:connector>
        <draw:connector draw:style-name="gr4" draw:text-style-name="P4" draw:layer="layout" draw:line-skew="0.497cm 3.198cm" svg:x1="16.906cm" svg:y1="21.002cm" svg:x2="8cm" svg:y2="8.002cm" draw:start-shape="id12" draw:start-glue-point="3" draw:end-shape="id13" draw:end-glue-point="10" svg:d="M16906 21002v998h-1506v-13998h-7400" svg:viewBox="0 0 8907 13999">
          <text:p/>
        </draw:connector>
        <draw:custom-shape draw:style-name="gr2" draw:text-style-name="P2" xml:id="id8" draw:id="id8" draw:layer="layout" svg:width="4cm" svg:height="1cm" draw:transform="rotate (1.5709708597201) translate (28cm 21cm)">
          <text:p text:style-name="P2">ES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0.499cm" svg:x1="28.5cm" svg:y1="21cm" svg:x2="25.906cm" svg:y2="21cm" draw:start-shape="id8" draw:start-glue-point="3" draw:end-shape="id7" draw:end-glue-point="3" svg:d="M28500 21000v1000h-2594v-1000" svg:viewBox="0 0 2595 1001">
          <text:p/>
        </draw:connector>
        <draw:frame draw:style-name="gr5" draw:text-style-name="P5" draw:layer="layout" svg:width="9.951cm" svg:height="1.216cm" svg:x="6.46cm" svg:y="1.601cm">
          <draw:text-box>
            <text:p><text:span text:style-name="T3">HMI MOTHERBOARD</text:span></text:p>
          </draw:text-box>
        </draw:frame>
        <draw:custom-shape draw:style-name="gr6" draw:text-style-name="P6" xml:id="id18" draw:id="id18" draw:layer="layout" svg:width="6cm" svg:height="2.5cm" svg:x="63cm" svg:y="25cm">
          <text:p text:style-name="P2"><text:span text:style-name="T4">u.FL Connector</text:span></text:p>
          <text:p text:style-name="P2"><text:span text:style-name="T4">U.FL-R-SMT-1(01)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4cm" svg:height="2cm" draw:transform="rotate (-1.5707963267949) translate (12cm 36.999cm)">
          <text:p text:style-name="P2"><text:span text:style-name="T4">Connector to Cherr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3" draw:id="id13" draw:layer="layout" svg:width="6cm" svg:height="53cm" svg:x="2cm" svg:y="4cm">
          <draw:glue-point draw:id="4" svg:x="5cm" svg:y="-2.156cm"/>
          <draw:glue-point draw:id="5" svg:x="5cm" svg:y="-1.603cm"/>
          <draw:glue-point draw:id="6" svg:x="5cm" svg:y="-0.499cm"/>
          <draw:glue-point draw:id="7" svg:x="5.001cm" svg:y="-0.875cm"/>
          <draw:glue-point draw:id="8" svg:x="5cm" svg:y="4.813cm"/>
          <draw:glue-point draw:id="9" svg:x="5cm" svg:y="-4.433cm"/>
          <draw:glue-point draw:id="10" svg:x="5cm" svg:y="-4.245cm"/>
          <draw:glue-point draw:id="11" svg:x="5cm" svg:y="-3.113cm"/>
          <draw:glue-point draw:id="12" svg:x="5cm" svg:y="-1.226cm"/>
          <draw:glue-point draw:id="13" svg:x="5cm" svg:y="-1.037cm"/>
          <text:p text:style-name="P2">MOTHERBOARD</text:p>
          <text:p text:style-name="P2">CONNECTOR</text:p>
          <text:p text:style-name="P1"><text:span text:style-name="T1">(TE (AMP)</text:span> - </text:p>
          <text:p text:style-name="P2">5650477-5)</text:p>
          <draw:enhanced-geometry svg:viewBox="0 0 21600 21600" draw:type="rectangle" draw:enhanced-path="M 0 0 L 21600 0 21600 21600 0 21600 0 0 Z N"/>
        </draw:custom-shape>
        <draw:custom-shape draw:style-name="gr7" draw:text-style-name="P6" xml:id="id15" draw:id="id15" draw:layer="layout" svg:width="14cm" svg:height="2cm" draw:transform="rotate (-1.5707963267949) translate (19cm 36.999cm)">
          <draw:glue-point draw:id="4" svg:x="5cm" svg:y="-4.285cm"/>
          <draw:glue-point draw:id="5" svg:x="5cm" svg:y="-3.571cm"/>
          <draw:glue-point draw:id="6" svg:x="5.005cm" svg:y="-2.857cm"/>
          <draw:glue-point draw:id="7" svg:x="5cm" svg:y="-1.428cm"/>
          <draw:glue-point draw:id="8" svg:x="5cm" svg:y="-2.142cm"/>
          <draw:glue-point draw:id="9" svg:x="5cm" svg:y="0cm"/>
          <draw:glue-point draw:id="10" svg:x="5cm" svg:y="0.714cm"/>
          <draw:glue-point draw:id="11" svg:x="5cm" svg:y="1.428cm"/>
          <draw:glue-point draw:id="12" svg:x="5cm" svg:y="2.857cm"/>
          <draw:glue-point draw:id="13" svg:x="-5cm" svg:y="-4.285cm"/>
          <draw:glue-point draw:id="14" svg:x="-5cm" svg:y="-3.57cm"/>
          <draw:glue-point draw:id="15" svg:x="5cm" svg:y="-0.713cm"/>
          <text:p text:style-name="P2"><text:span text:style-name="T4">Connector to Cherr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7" draw:id="id17" draw:layer="layout" svg:width="9cm" svg:height="3cm" svg:x="10cm" svg:y="52cm">
          <text:p text:style-name="P2"><text:span text:style-name="T4">Connector to Cherry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2" draw:id="id22" draw:layer="layout" svg:width="14cm" svg:height="7.2cm" svg:x="58.9cm" svg:y="10.9cm">
          <draw:glue-point draw:id="4" svg:x="-5cm" svg:y="-2.777cm"/>
          <draw:glue-point draw:id="5" svg:x="-5cm" svg:y="2.777cm"/>
          <text:p text:style-name="P4">LCD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cm" svg:height="2.992cm" svg:x="59cm" svg:y="11cm">
          <text:p text:style-name="P2"><text:span text:style-name="T4">DISPLAY PWR</text:span></text:p>
          <text:p text:style-name="P2"><text:span text:style-name="T5">(</text:span><text:span text:style-name="T4">MOLEX - </text:span></text:p>
          <text:p text:style-name="P2"><text:span text:style-name="T4">436500304)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8cm" svg:height="4.992cm" svg:x="66cm" svg:y="12cm">
          <text:p text:style-name="P2"><text:span text:style-name="T4">HDMI</text:span></text:p>
          <text:p text:style-name="P2"><text:span text:style-name="T4">AMPHENOL</text:span></text:p>
          <text:p text:style-name="P2"><text:span text:style-name="T4">(10029449-111RLF)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19" draw:id="id19" draw:layer="layout" svg:width="6cm" svg:height="4cm" svg:x="54.5cm" svg:y="26cm">
          <draw:glue-point draw:id="4" svg:x="4cm" svg:y="-3.5cm"/>
          <draw:glue-point draw:id="5" svg:x="5cm" svg:y="-2.5cm"/>
          <draw:glue-point draw:id="6" svg:x="5cm" svg:y="2.5cm"/>
          <text:p text:style-name="P2"><text:span text:style-name="T4">WL1835MOD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line-skew="2.5cm" svg:x1="48cm" svg:y1="21.5cm" svg:x2="19cm" svg:y2="40cm" draw:start-shape="id14" draw:start-glue-point="3" draw:end-shape="id15" draw:end-glue-point="6" svg:d="M48000 21500h-12000v18500h-17000" svg:viewBox="0 0 29001 18501">
          <text:p text:style-name="P9"/>
        </draw:connector>
        <draw:connector draw:style-name="gr15" draw:text-style-name="P4" draw:layer="layout" svg:x1="52cm" svg:y1="50.5cm" svg:x2="19cm" svg:y2="53.5cm" draw:start-shape="id16" draw:start-glue-point="3" draw:end-shape="id17" draw:end-glue-point="1" svg:d="M52000 50500h-16500v3000h-16500" svg:viewBox="0 0 33001 3001">
          <text:p/>
        </draw:connector>
        <draw:custom-shape draw:style-name="gr13" draw:text-style-name="P6" xml:id="id24" draw:id="id24" draw:layer="layout" svg:width="6cm" svg:height="4cm" svg:x="55cm" svg:y="35cm">
          <draw:glue-point draw:id="4" svg:x="-5cm" svg:y="-2.5cm"/>
          <draw:glue-point draw:id="5" svg:x="-5cm" svg:y="2.5cm"/>
          <text:p text:style-name="P2"><text:span text:style-name="T4">RGB to HDMI</text:span></text:p>
          <text:p text:style-name="P2"><text:span text:style-name="T4">(TDA19988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23" draw:id="id23" draw:layer="layout" svg:width="6cm" svg:height="3cm" svg:x="65cm" svg:y="35.5cm">
          <text:p text:style-name="P2"><text:span text:style-name="T4">TVS</text:span></text:p>
          <text:p text:style-name="P2"><text:span text:style-name="T4">(TPD13S523PWR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27" draw:id="id27" draw:layer="layout" svg:width="4cm" svg:height="2cm" svg:x="46cm" svg:y="39cm">
          <text:p text:style-name="P2"><text:span text:style-name="T4">12MHz </text:span></text:p>
          <text:p text:style-name="P2"><text:span text:style-name="T4">Clock Buffer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21" draw:id="id21" draw:layer="layout" svg:width="5.3cm" svg:height="3cm" svg:x="46cm" svg:y="24.5cm">
          <text:p text:style-name="P2"><text:span text:style-name="T4">BLUETOOTH</text:span></text:p>
          <text:p text:style-name="P2"><text:span text:style-name="T4">VOLTGAE LEVEL</text:span></text:p>
          <text:p text:style-name="P2"><text:span text:style-name="T4"><text:s/></text:span><text:span text:style-name="T4">TRANSLATOR</text:span></text:p>
          <text:p text:style-name="P2"><text:span text:style-name="T4">(TXS0108EPW)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" draw:id="id31" draw:layer="layout" svg:width="6cm" svg:height="2.5cm" svg:x="63cm" svg:y="28.5cm">
          <text:p text:style-name="P2"><text:span text:style-name="T4">u.FL Connector</text:span></text:p>
          <text:p text:style-name="P2"><text:span text:style-name="T4">U.FL-R-SMT-1(01) 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63cm" svg:y1="26.25cm" svg:x2="60.5cm" svg:y2="27cm" draw:start-shape="id18" draw:start-glue-point="3" draw:end-shape="id19" draw:end-glue-point="5" svg:d="M63000 26250h-1250v750h-1250" svg:viewBox="0 0 2501 751">
          <text:p/>
        </draw:connector>
        <draw:custom-shape draw:style-name="gr18" draw:text-style-name="P6" xml:id="id20" draw:id="id20" draw:layer="layout" svg:width="5.3cm" svg:height="3cm" svg:x="46cm" svg:y="28.5cm">
          <text:p text:style-name="P2"><text:span text:style-name="T4">SDIO</text:span></text:p>
          <text:p text:style-name="P1"><text:span text:style-name="T4">VOLTGAE LEVEL</text:span></text:p>
          <text:p text:style-name="P1"><text:span text:style-name="T4"><text:s/></text:span><text:span text:style-name="T4">TRANSLATOR</text:span></text:p>
          <text:p text:style-name="P1"><text:span text:style-name="T4">(TXS0108EPW)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54.5cm" svg:y1="28cm" svg:x2="51.3cm" svg:y2="30cm" draw:start-shape="id19" draw:start-glue-point="3" draw:end-shape="id20" draw:end-glue-point="1" svg:d="M54500 28000h-1600v2000h-1600" svg:viewBox="0 0 3201 2001">
          <text:p/>
        </draw:connector>
        <draw:connector draw:style-name="gr15" draw:text-style-name="P4" draw:layer="layout" svg:x1="54.5cm" svg:y1="28cm" svg:x2="51.3cm" svg:y2="26cm" draw:start-shape="id19" draw:start-glue-point="3" draw:end-shape="id21" draw:end-glue-point="1" svg:d="M54500 28000h-1600v-2000h-1600" svg:viewBox="0 0 3201 2001">
          <text:p/>
        </draw:connector>
        <draw:connector draw:style-name="gr14" draw:text-style-name="P10" draw:layer="layout" draw:line-skew="5.5cm" svg:x1="46cm" svg:y1="26cm" svg:x2="19cm" svg:y2="41.001cm" draw:start-shape="id21" draw:start-glue-point="3" draw:end-shape="id15" draw:end-glue-point="8" svg:d="M46000 26000h-8000v15001h-19000" svg:viewBox="0 0 27001 15002">
          <text:p><text:span text:style-name="T7"/></text:p>
        </draw:connector>
        <draw:connector draw:style-name="gr14" draw:text-style-name="P9" draw:layer="layout" draw:line-skew="6.5cm" svg:x1="46cm" svg:y1="30cm" svg:x2="19cm" svg:y2="42cm" draw:start-shape="id20" draw:start-glue-point="3" draw:end-shape="id15" draw:end-glue-point="7" svg:d="M46000 30000h-7000v12000h-20000" svg:viewBox="0 0 27001 12001">
          <text:p text:style-name="P9"/>
        </draw:connector>
        <draw:connector draw:style-name="gr15" draw:text-style-name="P4" draw:layer="layout" draw:line-skew="0.599cm" svg:x1="72.9cm" svg:y1="14.5cm" svg:x2="71cm" svg:y2="37cm" draw:start-shape="id22" draw:start-glue-point="1" draw:end-shape="id23" draw:end-glue-point="1" svg:d="M72900 14500h1100v22500h-3000" svg:viewBox="0 0 3001 22501">
          <text:p/>
        </draw:connector>
        <draw:connector draw:style-name="gr15" draw:text-style-name="P4" draw:layer="layout" svg:x1="65cm" svg:y1="37cm" svg:x2="61cm" svg:y2="37cm" draw:start-shape="id23" draw:start-glue-point="3" draw:end-shape="id24" draw:end-glue-point="1" svg:d="M65000 37000h-4000" svg:viewBox="0 0 4001 1">
          <text:p/>
        </draw:connector>
        <draw:custom-shape draw:style-name="gr19" draw:text-style-name="P6" xml:id="id25" draw:id="id25" draw:layer="layout" svg:width="4cm" svg:height="2.5cm" svg:x="46cm" svg:y="32.5cm">
          <text:p text:style-name="P2"><text:span text:style-name="T4">LDO</text:span></text:p>
          <text:p text:style-name="P2"><text:span text:style-name="T4">3.3V to 1.8V</text:span></text:p>
          <text:p text:style-name="P2"><text:span text:style-name="T4">(TLV70018)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26" draw:id="id26" draw:layer="layout" svg:width="4cm" svg:height="2cm" svg:x="46cm" svg:y="36cm">
          <text:p text:style-name="P2"><text:span text:style-name="T4">24.576MHz</text:span></text:p>
          <text:p text:style-name="P2"><text:span text:style-name="T4"><text:s/></text:span><text:span text:style-name="T4">Oscillato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55cm" svg:y1="36cm" svg:x2="50cm" svg:y2="33.75cm" draw:start-shape="id24" draw:start-glue-point="4" draw:end-shape="id25" draw:end-glue-point="1" svg:d="M55000 36000h-2500v-2250h-2500" svg:viewBox="0 0 5001 2251">
          <text:p/>
        </draw:connector>
        <draw:connector draw:style-name="gr15" draw:text-style-name="P4" draw:layer="layout" svg:x1="55cm" svg:y1="37cm" svg:x2="50cm" svg:y2="37cm" draw:start-shape="id24" draw:start-glue-point="3" draw:end-shape="id26" draw:end-glue-point="1" svg:d="M55000 37000h-5000" svg:viewBox="0 0 5001 1">
          <text:p/>
        </draw:connector>
        <draw:connector draw:style-name="gr15" draw:text-style-name="P4" draw:layer="layout" svg:x1="55cm" svg:y1="38cm" svg:x2="50cm" svg:y2="40cm" draw:start-shape="id24" draw:start-glue-point="5" draw:end-shape="id27" draw:end-glue-point="1" svg:d="M55000 38000h-2500v2000h-2500" svg:viewBox="0 0 5001 2001">
          <text:p/>
        </draw:connector>
        <draw:connector draw:style-name="gr20" draw:text-style-name="P4" draw:layer="layout" svg:x1="58cm" svg:y1="41.5cm" svg:x2="19cm" svg:y2="45.998cm" draw:start-shape="id28" draw:start-glue-point="2" draw:end-shape="id15" draw:end-glue-point="11" svg:d="M58000 41500v4498h-39000" svg:viewBox="0 0 39001 4499">
          <text:p text:style-name="P4">RGB LCD</text:p>
        </draw:connector>
        <draw:connector draw:style-name="gr20" draw:text-style-name="P4" draw:layer="layout" svg:x1="48cm" svg:y1="41cm" svg:x2="19cm" svg:y2="44.998cm" draw:start-shape="id27" draw:start-glue-point="2" draw:end-shape="id15" draw:end-glue-point="10" svg:d="M48000 41000v3998h-29000" svg:viewBox="0 0 29001 3999">
          <text:p text:style-name="P4">12MHz Clk</text:p>
        </draw:connector>
        <draw:connector draw:style-name="gr3" draw:text-style-name="P4" draw:layer="layout" draw:line-skew="8.5cm" svg:x1="19cm" svg:y1="43.999cm" svg:x2="46cm" svg:y2="33.75cm" draw:start-shape="id15" draw:start-glue-point="9" draw:end-shape="id25" svg:d="M19000 43999h22000v-10249h5000" svg:viewBox="0 0 27001 10250">
          <text:p/>
        </draw:connector>
        <draw:custom-shape draw:style-name="gr21" draw:text-style-name="P7" xml:id="id29" draw:id="id29" draw:layer="layout" svg:width="6cm" svg:height="3cm" svg:x="15cm" svg:y="23cm">
          <draw:glue-point draw:id="4" svg:x="-5cm" svg:y="-1.666cm"/>
          <draw:glue-point draw:id="5" svg:x="-5cm" svg:y="1.666cm"/>
          <text:p text:style-name="P2">RS422</text:p>
          <text:p text:style-name="P2">TRANSCEIVER</text:p>
          <text:p text:style-name="P2">(SN65HVD1476DR)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8cm" svg:y1="24cm" svg:x2="15cm" svg:y2="24cm">
          <text:p/>
        </draw:line>
        <draw:line draw:style-name="gr23" draw:text-style-name="P11" draw:layer="layout" svg:x1="15cm" svg:y1="25cm" svg:x2="8cm" svg:y2="25cm">
          <text:p/>
        </draw:line>
        <draw:connector draw:style-name="gr14" draw:text-style-name="P13" draw:layer="layout" draw:line-skew="3.099cm" svg:x1="21cm" svg:y1="24.5cm" svg:x2="19cm" svg:y2="39cm" draw:start-shape="id29" draw:start-glue-point="1" draw:end-shape="id15" draw:end-glue-point="5" svg:d="M21000 24500h3600v14500h-5600" svg:viewBox="0 0 5601 14501">
          <text:p text:style-name="P12"><text:span text:style-name="T7">UART</text:span></text:p>
        </draw:connector>
        <draw:custom-shape draw:style-name="gr24" draw:text-style-name="P7" xml:id="id28" draw:id="id28" draw:layer="layout" svg:width="4cm" svg:height="1cm" svg:x="56cm" svg:y="40.5cm">
          <text:p text:style-name="P2">FILTER 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58cm" svg:y1="39cm" svg:x2="58cm" svg:y2="40.5cm" draw:start-shape="id24" draw:start-glue-point="2" draw:end-shape="id28" draw:end-glue-point="0" svg:d="M58000 39000v1500" svg:viewBox="0 0 1 1501">
          <text:p/>
        </draw:connector>
        <draw:custom-shape draw:style-name="gr25" draw:text-style-name="P14" xml:id="id30" draw:id="id30" draw:layer="layout" svg:width="5cm" svg:height="3cm" svg:x="15cm" svg:y="27cm">
          <text:p text:style-name="P1"><text:span text:style-name="T1">CHERRY</text:span></text:p>
          <text:p text:style-name="P1"><text:span text:style-name="T1">DRIVER RESET</text:span></text:p>
          <text:p text:style-name="P1"><text:span text:style-name="T1">&amp; POWER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line-skew="-0.499cm 2.5cm 1.499cm" svg:x1="17cm" svg:y1="38cm" svg:x2="20cm" svg:y2="28.5cm" draw:start-shape="id15" draw:start-glue-point="13" draw:end-shape="id30" draw:end-glue-point="1" svg:d="M17000 38000h-1000v-2000h6000v-7500h-2000" svg:viewBox="0 0 6001 9501">
          <text:p text:style-name="P9"/>
        </draw:connector>
        <draw:connector draw:style-name="gr15" draw:text-style-name="P4" draw:layer="layout" svg:x1="63cm" svg:y1="29.75cm" svg:x2="60.5cm" svg:y2="29cm" draw:start-shape="id31" draw:start-glue-point="3" draw:end-shape="id19" draw:end-glue-point="6" svg:d="M63000 29750h-1250v-750h-1250" svg:viewBox="0 0 2501 751">
          <text:p/>
        </draw:connector>
        <draw:frame draw:style-name="gr26" draw:text-style-name="P15" draw:layer="layout" svg:width="2.018cm" svg:height="0.962cm" svg:x="43cm" svg:y="29cm">
          <draw:text-box>
            <text:p>MMC</text:p>
          </draw:text-box>
        </draw:frame>
        <draw:frame draw:style-name="gr27" draw:text-style-name="P17" draw:layer="layout" svg:width="6.605cm" svg:height="0.962cm" svg:x="39cm" svg:y="25.038cm">
          <draw:text-box>
            <text:p text:style-name="P16"><text:span text:style-name="T7">HIGH SPEED UART</text:span></text:p>
          </draw:text-box>
        </draw:frame>
        <draw:custom-shape draw:style-name="gr28" draw:text-style-name="P6" xml:id="id16" draw:id="id16" draw:layer="layout" svg:width="5cm" svg:height="5cm" svg:x="52cm" svg:y="48cm">
          <draw:glue-point draw:id="4" svg:x="5cm" svg:y="-3cm"/>
          <draw:glue-point draw:id="5" svg:x="5cm" svg:y="-1cm"/>
          <draw:glue-point draw:id="6" svg:x="5cm" svg:y="1cm"/>
          <draw:glue-point draw:id="7" svg:x="5cm" svg:y="3cm"/>
          <text:p text:style-name="P2"><text:span text:style-name="T4">USB HUB</text:span></text:p>
          <text:p text:style-name="P2"><text:span text:style-name="T4">(USB2514B)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6cm" svg:height="4cm" svg:x="66cm" svg:y="47cm">
          <draw:glue-point draw:id="4" svg:x="-5cm" svg:y="-2.5cm"/>
          <draw:glue-point draw:id="5" svg:x="-5cm" svg:y="2.5cm"/>
          <draw:glue-point draw:id="6" svg:x="1.665cm" svg:y="-5cm"/>
          <draw:glue-point draw:id="7" svg:x="3.33cm" svg:y="-5cm"/>
          <text:p text:style-name="P2">USB CONNECTOR</text:p>
          <text:p text:style-name="P1"><text:span text:style-name="T8">(MOLEX - </text:span></text:p>
          <text:p text:style-name="P2">53254047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6cm" svg:height="4cm" svg:x="66cm" svg:y="52cm">
          <draw:glue-point draw:id="4" svg:x="-5cm" svg:y="-2.5cm"/>
          <draw:glue-point draw:id="5" svg:x="-5cm" svg:y="2.5cm"/>
          <draw:glue-point draw:id="6" svg:x="1.665cm" svg:y="-5cm"/>
          <draw:glue-point draw:id="7" svg:x="3.33cm" svg:y="-5cm"/>
          <text:p text:style-name="P2">USB CONNECTOR</text:p>
          <text:p text:style-name="P1"><text:span text:style-name="T8">(MOLEX - </text:span></text:p>
          <text:p text:style-name="P2">532540470)</text:p>
          <draw:enhanced-geometry svg:viewBox="0 0 21600 21600" draw:mirror-horizontal="false" draw:mirror-vertical="false" draw:type="rectangle" draw:enhanced-path="M 0 0 L 21600 0 21600 21600 0 21600 0 0 Z N"/>
        </draw:custom-shape>
        <draw:circle draw:style-name="gr30" draw:text-style-name="P18" xml:id="id33" draw:id="id33" draw:layer="layout" svg:width="3cm" svg:height="3cm" svg:x="30cm" svg:y="47.5cm">
          <text:p text:style-name="P4">Buzzer</text:p>
        </draw:circle>
        <draw:connector draw:style-name="gr20" draw:text-style-name="P9" draw:layer="layout" svg:x1="25cm" svg:y1="49cm" svg:x2="19cm" svg:y2="47.998cm" draw:start-shape="id32" draw:end-shape="id15" draw:end-glue-point="12" svg:d="M25000 49000h-3000v-1002h-3000" svg:viewBox="0 0 6001 1003">
          <text:p text:style-name="P9">I/O</text:p>
        </draw:connector>
        <draw:custom-shape draw:style-name="gr31" draw:text-style-name="P7" xml:id="id32" draw:id="id32" draw:layer="layout" svg:width="3cm" svg:height="2cm" svg:x="25cm" svg:y="48cm">
          <text:p text:style-name="P2">DRIVER /</text:p>
          <text:p text:style-name="P2">MONITOR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svg:x1="30cm" svg:y1="49cm" svg:x2="28cm" svg:y2="49cm" draw:start-shape="id33" draw:start-glue-point="3" draw:end-shape="id32" draw:end-glue-point="1" svg:d="M30000 49000h-2000" svg:viewBox="0 0 2001 1">
          <text:p/>
        </draw:connector>
        <draw:custom-shape draw:style-name="gr16" draw:text-style-name="P6" xml:id="id37" draw:id="id37" draw:layer="layout" svg:width="6cm" svg:height="3cm" svg:x="66cm" svg:y="43cm">
          <text:p text:style-name="P2"><text:span text:style-name="T4">USB A Connector</text:span></text:p>
          <text:p text:style-name="P2"><text:span text:style-name="T4">Amphenol</text:span></text:p>
          <text:p text:style-name="P2"><text:span text:style-name="T4">(87583-3010RPALF)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34" draw:id="id34" draw:layer="layout" svg:width="3cm" svg:height="1cm" draw:transform="rotate (1.5707963267949) translate (64cm 46cm)">
          <text:p text:style-name="P2">ESD</text:p>
          <draw:enhanced-geometry svg:viewBox="0 0 21600 21600" draw:type="rectangle" draw:enhanced-path="M 0 0 L 21600 0 21600 21600 0 21600 0 0 Z N"/>
        </draw:custom-shape>
        <draw:custom-shape draw:style-name="gr24" draw:text-style-name="P7" xml:id="id35" draw:id="id35" draw:layer="layout" svg:width="4cm" svg:height="1cm" draw:transform="rotate (1.5707963267949) translate (64cm 51cm)">
          <text:p text:style-name="P2">ESD</text:p>
          <draw:enhanced-geometry svg:viewBox="0 0 21600 21600" draw:type="rectangle" draw:enhanced-path="M 0 0 L 21600 0 21600 21600 0 21600 0 0 Z N"/>
        </draw:custom-shape>
        <draw:custom-shape draw:style-name="gr24" draw:text-style-name="P7" xml:id="id36" draw:id="id36" draw:layer="layout" svg:width="4cm" svg:height="1cm" draw:transform="rotate (1.5707963267949) translate (64cm 56cm)">
          <text:p text:style-name="P2">ESD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line-skew="1.5cm" svg:x1="64cm" svg:y1="44.5cm" svg:x2="57cm" svg:y2="49cm" draw:start-shape="id34" draw:start-glue-point="0" draw:end-shape="id16" draw:end-glue-point="4" svg:d="M64000 44500h-2000v4500h-5000" svg:viewBox="0 0 7001 4501">
          <text:p/>
        </draw:connector>
        <draw:connector draw:style-name="gr15" draw:text-style-name="P4" draw:layer="layout" draw:line-skew="2.5cm" svg:x1="64cm" svg:y1="49cm" svg:x2="57cm" svg:y2="50cm" draw:start-shape="id35" draw:start-glue-point="0" draw:end-shape="id16" draw:end-glue-point="5" svg:d="M64000 49000h-1000v1000h-6000" svg:viewBox="0 0 7001 1001">
          <text:p/>
        </draw:connector>
        <draw:connector draw:style-name="gr15" draw:text-style-name="P4" draw:layer="layout" draw:line-skew="2.5cm" svg:x1="64cm" svg:y1="54cm" svg:x2="57cm" svg:y2="51cm" draw:start-shape="id36" draw:start-glue-point="0" draw:end-shape="id16" draw:end-glue-point="6" svg:d="M64000 54000h-1000v-3000h-6000" svg:viewBox="0 0 7001 3001">
          <text:p/>
        </draw:connector>
        <draw:connector draw:style-name="gr15" draw:text-style-name="P4" draw:layer="layout" svg:x1="66cm" svg:y1="44.5cm" svg:x2="65cm" svg:y2="44.5cm" draw:start-shape="id37" draw:start-glue-point="3" draw:end-shape="id34" draw:end-glue-point="2" svg:d="M66000 44500h-1000" svg:viewBox="0 0 1001 1">
          <text:p/>
        </draw:connector>
        <draw:connector draw:style-name="gr15" draw:text-style-name="P4" draw:layer="layout" svg:x1="66cm" svg:y1="49cm" svg:x2="65cm" svg:y2="49cm" svg:d="M66000 49000h-1000" svg:viewBox="0 0 1001 1">
          <text:p/>
        </draw:connector>
        <draw:connector draw:style-name="gr15" draw:text-style-name="P4" draw:layer="layout" svg:x1="66cm" svg:y1="54cm" svg:x2="65cm" svg:y2="54cm" svg:d="M66000 54000h-1000" svg:viewBox="0 0 1001 1">
          <text:p/>
        </draw:connector>
        <draw:connector draw:style-name="gr15" draw:text-style-name="P4" draw:layer="layout" draw:line-skew="0.499cm" svg:x1="8cm" svg:y1="56.008cm" svg:x2="57cm" svg:y2="52cm" draw:start-shape="id13" draw:start-glue-point="8" draw:end-shape="id16" draw:end-glue-point="7" svg:d="M8000 56008h50000v-4008h-1000" svg:viewBox="0 0 50001 4009">
          <text:p/>
        </draw:connector>
        <draw:connector draw:style-name="gr20" draw:text-style-name="P9" draw:layer="layout" svg:x1="18.405cm" svg:y1="14cm" svg:x2="17.399cm" svg:y2="14cm" draw:start-shape="id4" draw:start-glue-point="4" draw:end-shape="id11" draw:end-glue-point="4" svg:d="M18405 14000h-1006" svg:viewBox="0 0 1007 1">
          <text:p text:style-name="P9"/>
        </draw:connector>
        <draw:connector draw:style-name="gr20" draw:text-style-name="P9" draw:layer="layout" svg:x1="16.405cm" svg:y1="14cm" svg:x2="8cm" svg:y2="14.002cm" draw:start-shape="id11" draw:start-glue-point="5" draw:end-shape="id13" draw:end-glue-point="11" svg:d="M16405 14000h-4203v2h-4202" svg:viewBox="0 0 8406 3">
          <text:p text:style-name="P9"/>
        </draw:connector>
        <draw:frame draw:style-name="gr33" draw:text-style-name="P17" draw:layer="layout" svg:width="6.605cm" svg:height="0.962cm" svg:x="9cm" svg:y="13.038cm">
          <draw:text-box>
            <text:p text:style-name="P16"><text:span text:style-name="T7">5V_EN</text:span></text:p>
          </draw:text-box>
        </draw:frame>
        <draw:custom-shape draw:style-name="gr34" draw:text-style-name="P14" xml:id="id38" draw:id="id38" draw:layer="layout" svg:width="5cm" svg:height="3cm" svg:x="15cm" svg:y="31cm">
          <text:p text:style-name="P1"><text:span text:style-name="T1">MCU</text:span></text:p>
          <text:p text:style-name="P1"><text:span text:style-name="T1">DRIVER RESET</text:span></text:p>
          <text:p text:style-name="P1"><text:span text:style-name="T1">&amp; POW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003cm" svg:y1="38.014cm" svg:x2="19cm" svg:y2="38cm" draw:end-shape="id15" draw:end-glue-point="4" svg:d="M23003 38014h-1751v-14h-2252" svg:viewBox="0 0 4004 15">
          <text:p/>
        </draw:connector>
        <draw:frame draw:style-name="gr35" draw:text-style-name="P17" draw:layer="layout" svg:width="2.9cm" svg:height="0.962cm" svg:x="20cm" svg:y="37.038cm">
          <draw:text-box>
            <text:p text:style-name="P16"><text:span text:style-name="T7">5 VDC</text:span></text:p>
          </draw:text-box>
        </draw:frame>
        <draw:line draw:style-name="gr23" draw:text-style-name="P11" draw:layer="layout" svg:x1="15cm" svg:y1="28.5cm" svg:x2="8cm" svg:y2="28.5cm">
          <text:p/>
        </draw:line>
        <draw:line draw:style-name="gr22" draw:text-style-name="P11" draw:layer="layout" svg:x1="8cm" svg:y1="32.5cm" svg:x2="15cm" svg:y2="32.5cm">
          <text:p/>
        </draw:line>
        <draw:connector draw:style-name="gr36" draw:text-style-name="P9" draw:layer="layout" draw:line-skew="-1.499cm -0.5cm 0.499cm" svg:x1="17cm" svg:y1="39.001cm" svg:x2="20cm" svg:y2="32.5cm" draw:start-shape="id15" draw:start-glue-point="14" draw:end-shape="id38" draw:end-glue-point="1" svg:d="M17000 39001h-2000v-4001h6000v-2500h-1000" svg:viewBox="0 0 6001 6502">
          <text:p text:style-name="P9"/>
        </draw:connector>
        <draw:custom-shape draw:style-name="gr37" draw:text-style-name="P6" xml:id="id14" draw:id="id14" draw:layer="layout" svg:width="5cm" svg:height="3cm" svg:x="48cm" svg:y="20cm">
          <text:p text:style-name="P2"><text:span text:style-name="T4">LIGHT SENSOR</text:span></text:p>
          <text:p text:style-name="P2"><text:span text:style-name="T4">(LTR-303ALS)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40" draw:id="id40" draw:layer="layout" svg:width="5cm" svg:height="4cm" svg:x="40cm" svg:y="6cm">
          <text:p text:style-name="P2"><text:span text:style-name="T4">LED</text:span></text:p>
          <text:p text:style-name="P2"><text:span text:style-name="T4">CONTROLLER</text:span></text:p>
          <text:p text:style-name="P2"><text:span text:style-name="T4">(TLC59108)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42" draw:id="id42" draw:layer="layout" svg:width="5cm" svg:height="4cm" svg:x="40cm" svg:y="14cm">
          <text:p text:style-name="P2"><text:span text:style-name="T4">BUTTONS</text:span></text:p>
          <text:p text:style-name="P2"><text:span text:style-name="T4">CONTROLLER</text:span></text:p>
          <text:p text:style-name="P2"><text:span text:style-name="T4">(PCF8574)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39" draw:id="id39" draw:layer="layout" svg:width="6cm" svg:height="7cm" svg:x="47cm" svg:y="4cm">
          <draw:glue-point draw:id="4" svg:x="-5cm" svg:y="-3.571cm"/>
          <draw:glue-point draw:id="5" svg:x="-5cm" svg:y="0.714cm"/>
          <draw:glue-point draw:id="6" svg:x="1.665cm" svg:y="-5cm"/>
          <draw:glue-point draw:id="7" svg:x="3.33cm" svg:y="-5cm"/>
          <text:p text:style-name="P2"><text:span text:style-name="T8">LED</text:span></text:p>
          <text:p text:style-name="P2"><text:span text:style-name="T8">CONNECTOR</text:span></text:p>
          <text:p text:style-name="P2"><text:span text:style-name="T8">(5-520314-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draw:layer="layout" svg:width="6cm" svg:height="4cm" svg:x="66cm" svg:y="47cm">
          <draw:glue-point draw:id="4" svg:x="-5cm" svg:y="-2.5cm"/>
          <draw:glue-point draw:id="5" svg:x="-5cm" svg:y="2.5cm"/>
          <draw:glue-point draw:id="6" svg:x="1.665cm" svg:y="-5cm"/>
          <draw:glue-point draw:id="7" svg:x="3.33cm" svg:y="-5cm"/>
          <text:p text:style-name="P2">USB CONNECTOR</text:p>
          <text:p text:style-name="P1"><text:span text:style-name="T8">(MOLEX - </text:span></text:p>
          <text:p text:style-name="P2">53254047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xml:id="id41" draw:id="id41" draw:layer="layout" svg:width="6cm" svg:height="7cm" svg:x="47cm" svg:y="12cm">
          <draw:glue-point draw:id="4" svg:x="-5cm" svg:y="-3.571cm"/>
          <draw:glue-point draw:id="5" svg:x="-5cm" svg:y="0.714cm"/>
          <draw:glue-point draw:id="6" svg:x="1.665cm" svg:y="-5cm"/>
          <draw:glue-point draw:id="7" svg:x="3.33cm" svg:y="-5cm"/>
          <text:p text:style-name="P2"><text:span text:style-name="T8">BUTTON</text:span></text:p>
          <text:p text:style-name="P2"><text:span text:style-name="T8">CONNECTOR</text:span></text:p>
          <text:p text:style-name="P2"><text:span text:style-name="T8">(5-520314-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43.042cm" svg:y1="5.012cm" svg:x2="47cm" svg:y2="5.001cm" draw:end-shape="id39" draw:end-glue-point="4" svg:d="M43042 5012h1729v-11h2229" svg:viewBox="0 0 3959 12">
          <text:p/>
        </draw:connector>
        <draw:frame draw:style-name="gr40" draw:text-style-name="P17" draw:layer="layout" svg:width="2.9cm" svg:height="0.962cm" svg:x="43cm" svg:y="4.038cm">
          <draw:text-box>
            <text:p text:style-name="P16"><text:span text:style-name="T7">12 VDC</text:span></text:p>
          </draw:text-box>
        </draw:frame>
        <draw:connector draw:style-name="gr20" draw:text-style-name="P9" draw:layer="layout" svg:x1="47cm" svg:y1="7.999cm" svg:x2="45cm" svg:y2="8cm" draw:start-shape="id39" draw:start-glue-point="5" draw:end-shape="id40" draw:end-glue-point="1" svg:d="M47000 7999h-1000v1h-1000" svg:viewBox="0 0 2001 2">
          <text:p text:style-name="P9"/>
        </draw:connector>
        <draw:connector draw:style-name="gr20" draw:text-style-name="P9" draw:layer="layout" svg:x1="47cm" svg:y1="15.999cm" svg:x2="45cm" svg:y2="16cm" draw:start-shape="id41" draw:start-glue-point="5" draw:end-shape="id42" draw:end-glue-point="1" svg:d="M47000 15999h-1000v1h-1000" svg:viewBox="0 0 2001 2">
          <text:p/>
        </draw:connector>
        <draw:connector draw:style-name="gr20" draw:text-style-name="P9" draw:layer="layout" svg:x1="40.009cm" svg:y1="12.981cm" svg:x2="47cm" svg:y2="13.001cm" draw:end-shape="id41" draw:end-glue-point="4" svg:d="M40009 12981h3245v20h3746" svg:viewBox="0 0 6992 21">
          <text:p/>
        </draw:connector>
        <draw:frame draw:style-name="gr41" draw:text-style-name="P17" draw:layer="layout" svg:width="5.8cm" svg:height="0.962cm" svg:x="40cm" svg:y="12.038cm">
          <draw:text-box>
            <text:p text:style-name="P16"><text:span text:style-name="T7">POWER BUTTON</text:span></text:p>
          </draw:text-box>
        </draw:frame>
        <draw:connector draw:style-name="gr42" draw:text-style-name="P9" draw:layer="layout" draw:line-skew="-0.499cm" svg:x1="40cm" svg:y1="16cm" svg:x2="48cm" svg:y2="21.5cm" draw:start-shape="id42" draw:start-glue-point="3" draw:end-shape="id14" draw:end-glue-point="3" svg:d="M40000 16000h-1000v5500h9000" svg:viewBox="0 0 9001 5501">
          <text:p/>
        </draw:connector>
        <draw:connector draw:style-name="gr42" draw:text-style-name="P9" draw:layer="layout" draw:line-skew="-0.499cm" svg:x1="40cm" svg:y1="8cm" svg:x2="40cm" svg:y2="16cm" draw:start-shape="id40" draw:start-glue-point="3" draw:end-shape="id42" draw:end-glue-point="3" svg:d="M40000 8000h-1000v8000h1000" svg:viewBox="0 0 1001 8001">
          <text:p/>
        </draw:connector>
        <draw:frame draw:style-name="gr43" draw:text-style-name="P17" draw:layer="layout" svg:width="6.605cm" svg:height="0.962cm" svg:x="37cm" svg:y="20.538cm">
          <draw:text-box>
            <text:p text:style-name="P16"><text:span text:style-name="T7">I2C</text:span></text:p>
          </draw:text-box>
        </draw:frame>
        <draw:frame draw:style-name="gr44" draw:text-style-name="P17" draw:layer="layout" svg:width="5.8cm" svg:height="0.962cm" svg:x="40cm" svg:y="12.038cm">
          <draw:text-box>
            <text:p text:style-name="P16"><text:span text:style-name="T7">POWER BUTTON</text:span></text:p>
          </draw:text-box>
        </draw:frame>
        <draw:connector draw:style-name="gr20" draw:text-style-name="P9" draw:layer="layout" svg:x1="8cm" svg:y1="22.005cm" svg:x2="14.454cm" svg:y2="22.002cm" draw:start-shape="id13" draw:start-glue-point="5" svg:d="M8000 22005h3478v-3h2976" svg:viewBox="0 0 6455 4">
          <text:p/>
        </draw:connector>
        <draw:frame draw:style-name="gr45" draw:text-style-name="P17" draw:layer="layout" svg:width="5.8cm" svg:height="0.962cm" svg:x="9cm" svg:y="21.038cm">
          <draw:text-box>
            <text:p text:style-name="P16"><text:span text:style-name="T7">POWER BUTTON</text:span></text:p>
          </draw:text-box>
        </draw:frame>
        <draw:custom-shape draw:style-name="gr46" draw:text-style-name="P7" draw:layer="layout" svg:width="5cm" svg:height="3cm" svg:x="59cm" svg:y="15cm">
          <draw:glue-point draw:id="4" svg:x="-5cm" svg:y="-2.5cm"/>
          <draw:glue-point draw:id="5" svg:x="-5cm" svg:y="2.5cm"/>
          <draw:glue-point draw:id="6" svg:x="1.665cm" svg:y="-5cm"/>
          <draw:glue-point draw:id="7" svg:x="3.33cm" svg:y="-5cm"/>
          <text:p text:style-name="P2">PWM OUTPUT</text:p>
          <text:p text:style-name="P1"><text:span text:style-name="T8">(MOLEX - </text:span></text:p>
          <text:p text:style-name="P2">532540470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54.942cm" svg:y1="12.5cm" svg:x2="58.9cm" svg:y2="12.489cm" svg:d="M54942 12500h1729v-11h2229" svg:viewBox="0 0 3959 12">
          <text:p/>
        </draw:connector>
        <draw:frame draw:style-name="gr47" draw:text-style-name="P17" draw:layer="layout" svg:width="2.9cm" svg:height="0.962cm" svg:x="54.9cm" svg:y="11.526cm">
          <draw:text-box>
            <text:p text:style-name="P16"><text:span text:style-name="T7">12 VDC</text:span></text:p>
          </draw:text-box>
        </draw:frame>
        <draw:connector draw:style-name="gr20" draw:text-style-name="P9" draw:layer="layout" svg:x1="23.989cm" svg:y1="42.995cm" svg:x2="19cm" svg:y2="43.001cm" draw:end-shape="id15" draw:end-glue-point="15" svg:d="M23989 42995h-2244v6h-2745" svg:viewBox="0 0 4990 7">
          <text:p text:style-name="P9"/>
        </draw:connector>
        <draw:frame draw:style-name="gr48" draw:text-style-name="P17" draw:layer="layout" svg:width="4cm" svg:height="0.962cm" svg:x="20cm" svg:y="42.038cm">
          <draw:text-box>
            <text:p text:style-name="P16"><text:span text:style-name="T7">I/O - PWM</text:span></text:p>
          </draw:text-box>
        </draw:frame>
        <draw:connector draw:style-name="gr20" draw:text-style-name="P9" draw:layer="layout" svg:x1="58.889cm" svg:y1="16.494cm" svg:x2="55.033cm" svg:y2="16.487cm" svg:d="M58889 16494h-1928v-7h-1928" svg:viewBox="0 0 3857 8">
          <text:p/>
        </draw:connector>
        <draw:frame draw:style-name="gr49" draw:text-style-name="P17" draw:layer="layout" svg:width="4cm" svg:height="0.962cm" svg:x="55cm" svg:y="15.538cm">
          <draw:text-box>
            <text:p text:style-name="P16"><text:span text:style-name="T7">I/O - PW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ans" svg:font-family="LiberationSans" style:font-family-generic="swiss"/>
    <style:font-face style:name="Times New Roman2" svg:font-family="'Times New Roman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Sans1" svg:font-family="LiberationSans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051cm" draw:marker-start-center="false" draw:marker-end="Arrow" draw:marker-end-width="0.05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marker-end-width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21:07:00.280000000</meta:creation-date>
    <dc:date>2020-10-22T13:14:09.512000000</dc:date>
    <meta:editing-duration>P1DT1H5M58S</meta:editing-duration>
    <meta:editing-cycles>60</meta:editing-cycles>
    <meta:generator>LibreOffice/7.0.1.2$Windows_X86_64 LibreOffice_project/7cbcfc562f6eb6708b5ff7d7397325de9e764452</meta:generator>
    <meta:print-date>2020-08-31T10:32:00.135000000</meta:print-date>
    <meta:document-statistic meta:object-count="129"/>
  </office:meta>
</office:document-meta>
</file>